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 style:font-family-generic="script"/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2" style:family="table">
      <style:table-properties style:width="17.198cm" fo:margin-left="-0.081cm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3.903cm"/>
    </style:style>
    <style:style style:name="表格2.B" style:family="table-column">
      <style:table-column-properties style:column-width="4.607cm"/>
    </style:style>
    <style:style style:name="表格2.C" style:family="table-column">
      <style:table-column-properties style:column-width="2.581cm"/>
    </style:style>
    <style:style style:name="表格2.D" style:family="table-column">
      <style:table-column-properties style:column-width="1.871cm"/>
    </style:style>
    <style:style style:name="表格2.E" style:family="table-column">
      <style:table-column-properties style:column-width="4.235cm"/>
    </style:style>
    <style:style style:name="表格2.A1" style:family="table-cell">
      <style:table-cell-properties style:vertical-align="middle" fo:padding="0.097cm" fo:border="0.5pt solid #000000" style:writing-mode="lr-tb"/>
    </style:style>
    <style:style style:name="表格2.2" style:family="table-row">
      <style:table-row-properties style:min-row-height="0.123cm"/>
    </style:style>
    <style:style style:name="表格2.A2" style:family="table-cell">
      <style:table-cell-properties style:vertical-align="middle" fo:background-color="#fff2cc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2.3" style:family="table-row">
      <style:table-row-properties style:min-row-height="0.164cm"/>
    </style:style>
    <style:style style:name="表格2.A3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表格2.4" style:family="table-row">
      <style:table-row-properties style:min-row-height="0.953cm"/>
    </style:style>
    <style:style style:name="表格2.A5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表格2.7" style:family="table-row">
      <style:table-row-properties style:min-row-height="0.183cm"/>
    </style:style>
    <style:style style:name="表格2.A7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表格2.B7" style:family="table-cell">
      <style:table-cell-properties style:vertical-align="bottom" fo:padding="0.097cm" fo:border-left="0.5pt solid #000000" fo:border-right="0.5pt solid #000000" fo:border-top="none" fo:border-bottom="0.5pt solid #000000" style:writing-mode="lr-tb"/>
    </style:style>
    <style:style style:name="表格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A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A10" style:family="table-cell">
      <style:table-cell-properties fo:background-color="#fff2cc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2.11" style:family="table-row">
      <style:table-row-properties style:min-row-height="0.106cm" fo:background-color="transparent" fo:keep-together="auto">
        <style:background-image/>
      </style:table-row-properties>
    </style:style>
    <style:style style:name="表格2.A11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表格2.E11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2.12" style:family="table-row">
      <style:table-row-properties style:min-row-height="0.132cm"/>
    </style:style>
    <style:style style:name="表格2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13" style:family="table-row">
      <style:table-row-properties style:min-row-height="0.132cm"/>
    </style:style>
    <style:style style:name="表格2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14" style:family="table-row">
      <style:table-row-properties style:min-row-height="0.132cm"/>
    </style:style>
    <style:style style:name="表格2.A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1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1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15" style:family="table-row">
      <style:table-row-properties style:min-row-height="0.132cm"/>
    </style:style>
    <style:style style:name="表格2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16" style:family="table-row">
      <style:table-row-properties style:min-row-height="0.132cm"/>
    </style:style>
    <style:style style:name="表格2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17" style:family="table-row">
      <style:table-row-properties style:min-row-height="0.407cm"/>
    </style:style>
    <style:style style:name="表格2.A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1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1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18" style:family="table-row">
      <style:table-row-properties style:min-row-height="0.407cm"/>
    </style:style>
    <style:style style:name="表格2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1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19" style:family="table-row">
      <style:table-row-properties style:min-row-height="0.407cm"/>
    </style:style>
    <style:style style:name="表格2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1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0" style:family="table-row">
      <style:table-row-properties style:min-row-height="0.407cm"/>
    </style:style>
    <style:style style:name="表格2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1" style:family="table-row">
      <style:table-row-properties style:min-row-height="0.407cm"/>
    </style:style>
    <style:style style:name="表格2.A2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2" style:family="table-row">
      <style:table-row-properties style:min-row-height="0.407cm"/>
    </style:style>
    <style:style style:name="表格2.A2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3" style:family="table-row">
      <style:table-row-properties style:min-row-height="0.407cm"/>
    </style:style>
    <style:style style:name="表格2.A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4" style:family="table-row">
      <style:table-row-properties style:min-row-height="0.407cm"/>
    </style:style>
    <style:style style:name="表格2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5" style:family="table-row">
      <style:table-row-properties style:min-row-height="0.407cm"/>
    </style:style>
    <style:style style:name="表格2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6" style:family="table-row">
      <style:table-row-properties style:min-row-height="0.407cm"/>
    </style:style>
    <style:style style:name="表格2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7" style:family="table-row">
      <style:table-row-properties style:min-row-height="0.407cm"/>
    </style:style>
    <style:style style:name="表格2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8" style:family="table-row">
      <style:table-row-properties style:min-row-height="0.407cm"/>
    </style:style>
    <style:style style:name="表格2.A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29" style:family="table-row">
      <style:table-row-properties style:min-row-height="0.407cm"/>
    </style:style>
    <style:style style:name="表格2.A2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2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2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2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2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0" style:family="table-row">
      <style:table-row-properties style:min-row-height="0.407cm"/>
    </style:style>
    <style:style style:name="表格2.A3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3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3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3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1" style:family="table-row">
      <style:table-row-properties style:min-row-height="0.407cm"/>
    </style:style>
    <style:style style:name="表格2.A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3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2" style:family="table-row">
      <style:table-row-properties style:min-row-height="0.407cm"/>
    </style:style>
    <style:style style:name="表格2.A3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3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3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3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3" style:family="table-row">
      <style:table-row-properties style:min-row-height="0.407cm"/>
    </style:style>
    <style:style style:name="表格2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3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4" style:family="table-row">
      <style:table-row-properties style:min-row-height="0.407cm"/>
    </style:style>
    <style:style style:name="表格2.A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3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5" style:family="table-row">
      <style:table-row-properties style:min-row-height="0.407cm"/>
    </style:style>
    <style:style style:name="表格2.A3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3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3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3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6" style:family="table-row">
      <style:table-row-properties style:min-row-height="0.407cm"/>
    </style:style>
    <style:style style:name="表格2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3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7" style:family="table-row">
      <style:table-row-properties style:min-row-height="0.407cm"/>
    </style:style>
    <style:style style:name="表格2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3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8" style:family="table-row">
      <style:table-row-properties style:min-row-height="0.407cm"/>
    </style:style>
    <style:style style:name="表格2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B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C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D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表格2.E3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2.39" style:family="table-row">
      <style:table-row-properties style:min-row-height="1.372cm"/>
    </style:style>
    <style:style style:name="表格2.A39" style:family="table-cell">
      <style:table-cell-properties fo:background-color="#ffdbb6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格2.40" style:family="table-row">
      <style:table-row-properties style:min-row-height="6.128cm"/>
    </style:style>
    <style:style style:name="表格2.A4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表格1" style:family="table">
      <style:table-properties style:width="17.198cm" fo:margin-left="-0.081cm" fo:break-before="page" table:align="left"/>
    </style:style>
    <style:style style:name="表格1.A" style:family="table-column">
      <style:table-column-properties style:column-width="8.401cm"/>
    </style:style>
    <style:style style:name="表格1.B" style:family="table-column">
      <style:table-column-properties style:column-width="2.293cm"/>
    </style:style>
    <style:style style:name="表格1.C" style:family="table-column">
      <style:table-column-properties style:column-width="2.268cm"/>
    </style:style>
    <style:style style:name="表格1.D" style:family="table-column">
      <style:table-column-properties style:column-width="4.235cm"/>
    </style:style>
    <style:style style:name="表格1.1" style:family="table-row">
      <style:table-row-properties style:min-row-height="0.106cm"/>
    </style:style>
    <style:style style:name="表格1.A1" style:family="table-cell">
      <style:table-cell-properties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表格1.D1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表格1.2" style:family="table-row">
      <style:table-row-properties style:min-row-height="0.407cm"/>
    </style:style>
    <style:style style:name="表格1.A2" style:family="table-cell">
      <style:table-cell-properties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表格1.D2" style:family="table-cell">
      <style:table-cell-properties fo:padding-left="0.191cm" fo:padding-right="0.191cm" fo:padding-top="0cm" fo:padding-bottom="0cm" fo:border-left="1.5pt solid #000000" fo:border-right="1.5pt solid #000000" fo:border-top="none" fo:border-bottom="1.5pt solid #000000" style:writing-mode="lr-tb"/>
    </style:style>
    <style:style style:name="P1" style:family="paragraph" style:parent-style-name="Text_20_body">
      <style:paragraph-properties fo:line-height="0.847cm"/>
      <style:text-properties style:font-name="Times New Roman" fo:font-size="10pt" officeooo:paragraph-rsid="0011a868" style:letter-kerning="false" style:font-name-asian="標楷體" style:font-size-asian="10pt" style:font-name-complex="Times New Roman" style:font-size-complex="12pt"/>
    </style:style>
    <style:style style:name="P2" style:family="paragraph" style:parent-style-name="Text_20_body">
      <style:paragraph-properties fo:line-height="0.706cm"/>
      <style:text-properties style:font-name="Times New Roman" fo:font-size="12pt" officeooo:paragraph-rsid="0011a868" style:letter-kerning="false" style:font-name-asian="標楷體" style:font-size-asian="12pt" style:font-name-complex="Times New Roman" style:font-size-complex="12pt"/>
    </style:style>
    <style:style style:name="P3" style:family="paragraph" style:parent-style-name="Text_20_body">
      <style:paragraph-properties fo:line-height="0.706cm"/>
      <style:text-properties officeooo:paragraph-rsid="00127c85"/>
    </style:style>
    <style:style style:name="P4" style:family="paragraph" style:parent-style-name="Text_20_body">
      <style:paragraph-properties fo:line-height="100%"/>
      <style:text-properties style:font-name="標楷體" fo:font-size="10pt" style:letter-kerning="false" style:font-name-asian="標楷體" style:font-size-asian="10pt" style:font-name-complex="Times New Roman" style:font-size-complex="10pt"/>
    </style:style>
    <style:style style:name="P5" style:family="paragraph" style:parent-style-name="Text_20_body">
      <style:paragraph-properties fo:line-height="100%"/>
      <style:text-properties style:font-name="標楷體" fo:font-size="10pt" officeooo:paragraph-rsid="00038bfa" style:letter-kerning="false" style:font-name-asian="標楷體" style:font-size-asian="10pt" style:font-name-complex="Times New Roman" style:font-size-complex="10pt"/>
    </style:style>
    <style:style style:name="P6" style:family="paragraph" style:parent-style-name="Text_20_body">
      <style:paragraph-properties fo:line-height="100%"/>
      <style:text-properties fo:color="#ec9ba4" style:font-name="標楷體" fo:font-size="10pt" style:letter-kerning="false" style:font-name-asian="標楷體" style:font-size-asian="10pt" style:font-name-complex="Times New Roman" style:font-size-complex="10pt"/>
    </style:style>
    <style:style style:name="P7" style:family="paragraph" style:parent-style-name="Text_20_body">
      <style:paragraph-properties fo:line-height="100%"/>
      <style:text-properties fo:color="#ec9ba4" style:font-name="標楷體" fo:font-size="10pt" officeooo:paragraph-rsid="00050a50" style:letter-kerning="false" style:font-name-asian="標楷體" style:font-size-asian="10pt" style:font-name-complex="Times New Roman" style:font-size-complex="10pt"/>
    </style:style>
    <style:style style:name="P8" style:family="paragraph" style:parent-style-name="Text_20_body">
      <style:paragraph-properties fo:margin-left="0.423cm" fo:margin-right="0cm" fo:line-height="0.847cm" fo:text-align="center" style:justify-single-word="false" fo:text-indent="-0.423cm" style:auto-text-indent="false" style:text-autospace="none" style:vertical-align="bottom" style:snap-to-layout-grid="false">
        <style:tab-stops/>
      </style:paragraph-properties>
      <style:text-properties style:font-name="Times New Roman" fo:font-weight="bold" officeooo:paragraph-rsid="0011a868" style:letter-kerning="false" style:font-name-asian="標楷體" style:font-weight-asian="bold" style:font-name-complex="Times New Roman" style:font-size-complex="12pt"/>
    </style:style>
    <style:style style:name="P9" style:family="paragraph" style:parent-style-name="Text_20_body">
      <style:paragraph-properties fo:margin-left="0.423cm" fo:margin-right="0cm" fo:line-height="0.847cm" fo:text-align="justify" style:justify-single-word="false" fo:text-indent="-0.423cm" style:auto-text-indent="false" style:text-autospace="none" style:vertical-align="bottom" style:snap-to-layout-grid="false">
        <style:tab-stops/>
      </style:paragraph-properties>
      <style:text-properties style:font-name="Times New Roman" officeooo:paragraph-rsid="0011a868" style:letter-kerning="false" style:font-name-asian="標楷體" style:font-name-complex="Times New Roman" style:font-size-complex="12pt"/>
    </style:style>
    <style:style style:name="P10" style:family="paragraph" style:parent-style-name="Text_20_body">
      <style:paragraph-properties fo:margin-left="0.423cm" fo:margin-right="0cm" fo:line-height="100%" fo:text-align="justify" style:justify-single-word="false" fo:text-indent="-0.423cm" style:auto-text-indent="false" style:text-autospace="none" style:vertical-align="bottom" style:snap-to-layout-grid="false">
        <style:tab-stops/>
      </style:paragraph-properties>
      <style:text-properties style:font-name="Times New Roman" officeooo:paragraph-rsid="0011a868" style:letter-kerning="false" style:font-name-asian="標楷體" style:font-name-complex="Times New Roman" style:font-size-complex="12pt"/>
    </style:style>
    <style:style style:name="P11" style:family="paragraph" style:parent-style-name="Text_20_body">
      <style:paragraph-properties fo:margin-left="0.423cm" fo:margin-right="0cm" fo:line-height="0.847cm" fo:text-align="center" style:justify-single-word="false" fo:text-indent="-0.423cm" style:auto-text-indent="false" style:text-autospace="none" style:vertical-align="bottom" style:snap-to-layout-grid="false">
        <style:tab-stops/>
      </style:paragraph-properties>
      <style:text-properties officeooo:paragraph-rsid="0011a868"/>
    </style:style>
    <style:style style:name="P12" style:family="paragraph" style:parent-style-name="Text_20_body">
      <style:paragraph-properties fo:margin-left="0.423cm" fo:margin-right="0cm" fo:line-height="100%" fo:text-align="justify" style:justify-single-word="false" fo:text-indent="-0.423cm" style:auto-text-indent="false" style:text-autospace="none" style:vertical-align="bottom" style:snap-to-layout-grid="false">
        <style:tab-stops/>
      </style:paragraph-properties>
      <style:text-properties officeooo:paragraph-rsid="0011a868"/>
    </style:style>
    <style:style style:name="P13" style:family="paragraph" style:parent-style-name="Text_20_body">
      <style:paragraph-properties fo:margin-left="0.423cm" fo:margin-right="0cm" fo:line-height="0.847cm" fo:text-align="justify" style:justify-single-word="false" fo:text-indent="-0.423cm" style:auto-text-indent="false" style:text-autospace="none" style:vertical-align="bottom" style:snap-to-layout-grid="false">
        <style:tab-stops/>
      </style:paragraph-properties>
      <style:text-properties fo:color="#c9211e" style:font-name="Times New Roman" fo:font-size="8pt" fo:font-weight="bold" officeooo:paragraph-rsid="0011a868" style:letter-kerning="false" style:font-name-asian="標楷體" style:font-size-asian="8pt" style:font-weight-asian="bold" style:font-name-complex="Times New Roman" style:font-size-complex="8pt" style:font-weight-complex="bold"/>
    </style:style>
    <style:style style:name="P14" style:family="paragraph" style:parent-style-name="Text_20_body">
      <style:paragraph-properties fo:margin-left="0.423cm" fo:margin-right="0cm" fo:line-height="0.847cm" fo:text-align="justify" style:justify-single-word="false" fo:text-indent="-0.423cm" style:auto-text-indent="false" style:text-autospace="none" style:vertical-align="bottom" style:snap-to-layout-grid="false">
        <style:tab-stops/>
      </style:paragraph-properties>
      <style:text-properties fo:color="#c9211e" style:font-name="Times New Roman" fo:font-size="8pt" fo:font-weight="bold" officeooo:paragraph-rsid="00152822" style:letter-kerning="false" style:font-name-asian="標楷體" style:font-size-asian="8pt" style:font-weight-asian="bold" style:font-name-complex="Times New Roman" style:font-size-complex="8pt" style:font-weight-complex="bold"/>
    </style:style>
    <style:style style:name="P15" style:family="paragraph" style:parent-style-name="Text_20_body">
      <style:paragraph-properties fo:margin-left="0.423cm" fo:margin-right="0cm" fo:line-height="0.847cm" fo:text-align="center" style:justify-single-word="false" fo:text-indent="-0.423cm" style:auto-text-indent="false" style:text-autospace="none" style:vertical-align="bottom" style:snap-to-layout-grid="false" style:writing-mode="lr-tb">
        <style:tab-stops/>
      </style:paragraph-properties>
      <style:text-properties officeooo:paragraph-rsid="00187d72"/>
    </style:style>
    <style:style style:name="P16" style:family="paragraph" style:parent-style-name="Standard">
      <style:text-properties officeooo:paragraph-rsid="0011a868"/>
    </style:style>
    <style:style style:name="P17" style:family="paragraph" style:parent-style-name="Text_20_body">
      <style:paragraph-properties fo:margin-left="1cm" fo:margin-right="0cm" fo:margin-top="0.318cm" fo:margin-bottom="0cm" loext:contextual-spacing="false" fo:line-height="0.847cm" fo:text-align="center" style:justify-single-word="false" fo:text-indent="-1cm" style:auto-text-indent="false">
        <style:tab-stops/>
      </style:paragraph-properties>
      <style:text-properties style:font-name="標楷體" fo:font-size="16pt" fo:font-weight="bold" officeooo:paragraph-rsid="0011a868" style:letter-kerning="false" style:font-name-asian="標楷體" style:font-size-asian="16pt" style:font-weight-asian="bold" style:font-name-complex="Times New Roman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style:font-name="標楷體" fo:font-size="10pt" style:letter-kerning="false" style:font-name-asian="標楷體" style:font-size-asian="10pt" style:font-name-complex="Times New Roman" style:font-size-complex="10pt"/>
    </style:style>
    <style:style style:name="P19" style:family="paragraph" style:parent-style-name="Text_20_body">
      <style:paragraph-properties fo:line-height="100%"/>
      <style:text-properties style:font-name="標楷體" fo:font-size="10pt" officeooo:paragraph-rsid="0026a766" style:letter-kerning="false" style:font-name-asian="標楷體" style:font-size-asian="10pt" style:font-name-complex="Times New Roman" style:font-size-complex="10pt"/>
    </style:style>
    <style:style style:name="P20" style:family="paragraph" style:parent-style-name="Text_20_body">
      <style:paragraph-properties fo:line-height="100%"/>
      <style:text-properties fo:color="#ec9ba4" style:font-name="標楷體" fo:font-size="10pt" officeooo:paragraph-rsid="0026a766" style:letter-kerning="false" style:font-name-asian="標楷體" style:font-size-asian="10pt" style:font-name-complex="Times New Roman" style:font-size-complex="10pt"/>
    </style:style>
    <style:style style:name="P21" style:family="paragraph" style:parent-style-name="Text_20_body">
      <style:paragraph-properties fo:line-height="100%"/>
      <style:text-properties fo:color="#ec9ba4" style:font-name="標楷體" fo:font-size="10pt" officeooo:paragraph-rsid="00277286" style:letter-kerning="false" style:font-name-asian="標楷體" style:font-size-asian="10pt" style:font-name-complex="Times New Roman" style:font-size-complex="10pt"/>
    </style:style>
    <style:style style:name="P22" style:family="paragraph" style:parent-style-name="Text_20_body" style:list-style-name="L1">
      <style:paragraph-properties fo:line-height="0.706cm">
        <style:tab-stops>
          <style:tab-stop style:position="-0.64cm"/>
        </style:tab-stops>
      </style:paragraph-properties>
      <style:text-properties officeooo:rsid="0011a868" officeooo:paragraph-rsid="00127c85" style:font-name-asian="標楷體"/>
    </style:style>
    <style:style style:name="P23" style:family="paragraph" style:parent-style-name="Text_20_body" style:list-style-name="L1">
      <loext:graphic-properties draw:fill="none"/>
      <style:paragraph-properties fo:margin-left="0.101cm" fo:margin-right="0cm" fo:margin-top="0cm" fo:margin-bottom="0.247cm" loext:contextual-spacing="false" fo:line-height="0.706cm" fo:text-indent="-0.101cm" style:auto-text-indent="false" fo:background-color="transparent">
        <style:tab-stops>
          <style:tab-stop style:position="-0.64cm"/>
        </style:tab-stops>
      </style:paragraph-properties>
      <style:text-properties officeooo:paragraph-rsid="00127c85" style:font-name-asian="標楷體"/>
    </style:style>
    <style:style style:name="P24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0.706cm" fo:text-indent="-0.6cm" style:auto-text-indent="false" fo:background-color="transparent"/>
      <style:text-properties officeooo:paragraph-rsid="00127c85" style:font-name-asian="標楷體"/>
    </style:style>
    <style:style style:name="P25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0.706cm" fo:text-indent="-0.6cm" style:auto-text-indent="false" fo:background-color="transparent"/>
      <style:text-properties officeooo:rsid="00127c85" officeooo:paragraph-rsid="00127c85" style:font-name-asian="標楷體"/>
    </style:style>
    <style:style style:name="P26" style:family="paragraph" style:parent-style-name="Text_20_body">
      <style:paragraph-properties fo:line-height="100%" style:writing-mode="lr-tb"/>
      <style:text-properties fo:color="#ec9ba4" style:font-name="標楷體" fo:font-size="10pt" officeooo:paragraph-rsid="0026a766" style:letter-kerning="false" style:font-name-asian="標楷體" style:font-size-asian="10pt" style:font-name-complex="Times New Roman" style:font-size-complex="10pt"/>
    </style:style>
    <style:style style:name="P27" style:family="paragraph" style:parent-style-name="Standard">
      <style:text-properties style:font-name="標楷體" style:font-name-asian="標楷體"/>
    </style:style>
    <style:style style:name="P28" style:family="paragraph" style:parent-style-name="Text_20_body_20_indent" style:list-style-name="L1">
      <style:paragraph-properties fo:line-height="100%"/>
      <style:text-properties officeooo:paragraph-rsid="0011a868"/>
    </style:style>
    <style:style style:name="P29" style:family="paragraph" style:parent-style-name="清單段落" style:list-style-name="L1">
      <style:paragraph-properties fo:line-height="100%"/>
      <style:text-properties fo:color="#000000" style:font-name="標楷體" fo:font-size="10pt" fo:font-weight="normal" officeooo:paragraph-rsid="0011a868" style:font-name-asian="標楷體" style:font-size-asian="10pt" style:font-weight-asian="normal" style:font-size-complex="10pt" style:font-weight-complex="normal"/>
    </style:style>
    <style:style style:name="P30" style:family="paragraph" style:parent-style-name="清單段落" style:list-style-name="L1">
      <style:paragraph-properties fo:line-height="100%"/>
      <style:text-properties fo:color="#000000" style:font-name="標楷體" fo:font-size="10pt" fo:font-weight="normal" officeooo:paragraph-rsid="0011a868" style:letter-kerning="false" style:font-name-asian="標楷體" style:font-size-asian="10pt" style:font-weight-asian="normal" style:font-name-complex="Times New Roman" style:font-size-complex="10pt" style:font-weight-complex="normal"/>
    </style:style>
    <style:style style:name="P31" style:family="paragraph" style:parent-style-name="清單段落" style:list-style-name="L1">
      <style:paragraph-properties fo:line-height="100%"/>
      <style:text-properties officeooo:paragraph-rsid="0011a868"/>
    </style:style>
    <style:style style:name="P32" style:family="paragraph" style:parent-style-name="清單段落" style:list-style-name="L1">
      <style:paragraph-properties fo:margin-left="0cm" fo:margin-right="0cm" fo:text-indent="0cm" style:auto-text-indent="false"/>
      <style:text-properties officeooo:paragraph-rsid="0014a625"/>
    </style:style>
    <style:style style:name="P33" style:family="paragraph" style:parent-style-name="清單段落" style:list-style-name="L1">
      <style:paragraph-properties fo:margin-left="0cm" fo:margin-right="0cm" fo:text-indent="0cm" style:auto-text-indent="false"/>
      <style:text-properties officeooo:paragraph-rsid="00127c85"/>
    </style:style>
    <style:style style:name="T1" style:family="text">
      <style:text-properties style:font-name="標楷體" fo:font-weight="bold" style:letter-kerning="false" style:font-name-asian="標楷體" style:font-weight-asian="bold" style:font-name-complex="Times New Roman" style:font-size-complex="12pt"/>
    </style:style>
    <style:style style:name="T2" style:family="text">
      <style:text-properties style:font-name="標楷體" fo:font-size="10pt" style:letter-kerning="false" style:font-name-asian="標楷體" style:font-size-asian="10pt" style:font-name-complex="Times New Roman" style:font-size-complex="10pt"/>
    </style:style>
    <style:style style:name="T3" style:family="text">
      <style:text-properties style:font-name="Times New Roman" fo:font-weight="bold" style:letter-kerning="false" style:font-name-asian="標楷體" style:font-weight-asian="bold" style:font-name-complex="Times New Roman" style:font-size-complex="12pt"/>
    </style:style>
    <style:style style:name="T4" style:family="text">
      <style:text-properties style:font-name="Times New Roman" fo:font-weight="bold" officeooo:rsid="000a4ce8" style:letter-kerning="false" style:font-name-asian="標楷體" style:font-weight-asian="bold" style:font-name-complex="Times New Roman" style:font-size-complex="12pt"/>
    </style:style>
    <style:style style:name="T5" style:family="text">
      <style:text-properties style:font-name="Times New Roman" style:letter-kerning="false" style:font-name-asian="標楷體" style:font-name-complex="Times New Roman" style:font-size-complex="12pt"/>
    </style:style>
    <style:style style:name="T6" style:family="text">
      <style:text-properties style:font-name="Times New Roman" fo:font-size="10pt" fo:font-weight="bold" style:letter-kerning="false" style:font-name-asian="標楷體" style:font-size-asian="10pt" style:font-weight-asian="bold" style:font-name-complex="Times New Roman" style:font-size-complex="10pt"/>
    </style:style>
    <style:style style:name="T7" style:family="text">
      <style:text-properties fo:color="#000000" style:font-name="標楷體" fo:font-size="10pt" fo:font-weight="normal" style:letter-kerning="false" style:font-name-asian="標楷體" style:font-size-asian="10pt" style:font-weight-asian="normal" style:font-name-complex="Times New Roman" style:font-size-complex="10pt" style:font-weight-complex="normal"/>
    </style:style>
    <style:style style:name="T8" style:family="text">
      <style:text-properties fo:color="#000000" style:font-name="標楷體" fo:font-size="10pt" fo:font-weight="normal" style:letter-kerning="false" style:font-name-asian="標楷體" style:font-size-asian="10pt" style:font-weight-asian="normal" style:font-name-complex="標楷體1" style:font-size-complex="10pt" style:font-weight-complex="normal"/>
    </style:style>
    <style:style style:name="T9" style:family="text">
      <style:text-properties fo:color="#c9211e"/>
    </style:style>
    <style:style style:name="T10" style:family="text">
      <style:text-properties fo:color="#c9211e" officeooo:rsid="00187d72"/>
    </style:style>
    <style:style style:name="T11" style:family="text">
      <style:text-properties fo:color="#c9211e" officeooo:rsid="000a4ce8"/>
    </style:style>
    <style:style style:name="T12" style:family="text">
      <style:text-properties fo:color="#c9211e" style:font-name="Times New Roman" fo:font-size="10pt" fo:font-weight="bold" style:letter-kerning="false" style:font-name-asian="標楷體" style:font-size-asian="10pt" style:font-weight-asian="bold" style:font-name-complex="Times New Roman" style:font-size-complex="12pt" style:font-weight-complex="bold"/>
    </style:style>
    <style:style style:name="T13" style:family="text">
      <style:text-properties fo:color="#c9211e" style:font-name="Times New Roman" fo:font-weight="bold" style:letter-kerning="false" style:font-name-asian="標楷體" style:font-weight-asian="bold" style:font-name-complex="Times New Roman" style:font-size-complex="12pt"/>
    </style:style>
    <style:style style:name="T14" style:family="text">
      <style:text-properties officeooo:rsid="00247e0f"/>
    </style:style>
    <text:list-style style:name="L1">
      <text:list-level-style-number text:level="1" text:style-name="Numbering_20_Symbols" style:num-suffix="、" style:num-format="一, 二, 三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>
          <table:table-cell table:style-name="表格2.A1" table:number-columns-spanned="5" office:value-type="string">
            <text:p text:style-name="P17">計畫摘要表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table:number-columns-spanned="5" office:value-type="string">
            <text:p text:style-name="P8"><text:span text:style-name="T14">108-109</text:span>計畫摘要</text:p>
          </table:table-cell>
          <table:covered-table-cell/>
          <table:covered-table-cell/>
          <table:covered-table-cell/>
          <table:covered-table-cell/>
        </table:table-row>
        <table:table-row table:style-name="表格2.3">
          <table:table-cell table:style-name="表格2.A3" table:number-columns-spanned="5" office:value-type="string">
            <text:p text:style-name="P2">願景與整體構想、執行內容及方法簡述<text:span text:style-name="T9">（</text:span><text:span text:style-name="T11">3</text:span><text:span text:style-name="T9">00字以內）</text:span></text:p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2" table:number-columns-spanned="5" office:value-type="string">
            <text:p text:style-name="P8">計畫分項及內容摘要</text:p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5" table:number-columns-spanned="5" office:value-type="string">
            <text:p text:style-name="P2">每一分項之內容、執行方法簡述<text:span text:style-name="T9">（</text:span><text:span text:style-name="T10">4</text:span><text:span text:style-name="T9">00字以內）（請依照實際工作項目，自行增減）</text:span></text:p>
            <text:list xml:id="list2215287160" text:style-name="L1">
              <text:list-item>
                <text:p text:style-name="P29">徵集、記錄與詮釋文化資源材料，並予以數位公共化</text:p>
                <text:list>
                  <text:list-item>
                    <text:p text:style-name="P30">重要或瀕危文化資源材料的徵集與記錄</text:p>
                  </text:list-item>
                  <text:list-item>
                    <text:p text:style-name="P30">文化資源材料的數位化及詮釋資料著錄</text:p>
                  </text:list-item>
                </text:list>
              </text:list-item>
              <text:list-item>
                <text:p text:style-name="P31"><text:span text:style-name="預設段落字型"><text:span text:style-name="T7">推廣及培力群眾自主投入共創協作</text:span></text:span></text:p>
                <text:list>
                  <text:list-item>
                    <text:p text:style-name="P31"><text:span text:style-name="預設段落字型"><text:span text:style-name="T7">平臺、服務或方案推廣</text:span></text:span></text:p>
                  </text:list-item>
                  <text:list-item>
                    <text:p text:style-name="P31"><text:span text:style-name="預設段落字型"><text:span text:style-name="T7">培力課程或機制發展</text:span></text:span></text:p>
                  </text:list-item>
                </text:list>
              </text:list-item>
              <text:list-item>
                <text:p text:style-name="P31"><text:span text:style-name="預設段落字型"><text:span text:style-name="T7">深度轉譯在地知識與文化記憶</text:span></text:span></text:p>
                <text:list>
                  <text:list-item>
                    <text:p text:style-name="P31"><text:span text:style-name="預設段落字型"><text:span text:style-name="T7">連結創意社群</text:span></text:span></text:p>
                  </text:list-item>
                  <text:list-item>
                    <text:p text:style-name="P31"><text:span text:style-name="預設段落字型"><text:span text:style-name="T7">主題故事包、</text:span></text:span><text:span text:style-name="預設段落字型"><text:span text:style-name="T8">原生內容創作雛型</text:span></text:span></text:p>
                  </text:list-item>
                  <text:list-item>
                    <text:p text:style-name="P31"><text:span text:style-name="預設段落字型"><text:span text:style-name="T8">加值應用開發</text:span></text:span></text:p>
                  </text:list-item>
                </text:list>
              </text:list-item>
              <text:list-item>
                <text:p text:style-name="P28"><text:span text:style-name="預設段落字型"><text:span text:style-name="T8">其他具創新性收、存、取、用工作</text:span>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格2.A2" table:number-columns-spanned="5" office:value-type="string">
            <text:p text:style-name="P11"><text:span text:style-name="預設段落字型"><text:span text:style-name="T3">本計畫整合之</text:span></text:span><text:span text:style-name="預設段落字型"><text:span text:style-name="T5">團體/公司/單位名稱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7">
          <table:table-cell table:style-name="表格2.A7" office:value-type="string">
            <text:p text:style-name="P12"><text:span text:style-name="預設段落字型"><text:span text:style-name="T5">團體/公司/單位名稱</text:span></text:span></text:p>
          </table:table-cell>
          <table:table-cell table:style-name="表格2.B7" table:number-columns-spanned="4" office:value-type="string">
            <text:p text:style-name="P10">合作項目</text:p>
          </table:table-cell>
          <table:covered-table-cell/>
          <table:covered-table-cell/>
          <table:covered-table-cell/>
        </table:table-row>
        <table:table-row>
          <table:table-cell table:style-name="表格2.A8" office:value-type="string">
            <text:p text:style-name="P9"/>
          </table:table-cell>
          <table:table-cell table:style-name="表格2.B8" table:number-columns-spanned="4" office:value-type="string">
            <text:p text:style-name="P13">(請以每一分項之內容切入填寫，並於計畫書後方檢附合作意向書，實際執行其履約關係視為補助範疇)</text:p>
          </table:table-cell>
          <table:covered-table-cell/>
          <table:covered-table-cell/>
          <table:covered-table-cell/>
        </table:table-row>
        <table:table-row>
          <table:table-cell table:style-name="表格2.A9" office:value-type="string">
            <text:p text:style-name="P9"/>
          </table:table-cell>
          <table:table-cell table:style-name="表格2.B9" table:number-columns-spanned="4" office:value-type="string">
            <text:p text:style-name="P14">(請自行向下延伸使用)</text:p>
          </table:table-cell>
          <table:covered-table-cell/>
          <table:covered-table-cell/>
          <table:covered-table-cell/>
        </table:table-row>
        <table:table-row>
          <table:table-cell table:style-name="表格2.A10" table:number-columns-spanned="5" office:value-type="string">
            <text:p text:style-name="P15"><text:span text:style-name="預設段落字型"><text:span text:style-name="T4">共同</text:span></text:span><text:span text:style-name="預設段落字型"><text:span text:style-name="T3">預期效益-量化指標 </text:span></text:span><text:span text:style-name="預設段落字型"><text:span text:style-name="T6">（請依照實際工作項目，自行增減）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11">
          <table:table-cell table:style-name="表格2.A11" office:value-type="string">
            <text:p text:style-name="P18">工作分類</text:p>
          </table:table-cell>
          <table:table-cell table:style-name="表格2.A11" office:value-type="string">
            <text:p text:style-name="P18">量化項目</text:p>
          </table:table-cell>
          <table:table-cell table:style-name="表格2.A11" office:value-type="string">
            <text:p text:style-name="P4">預計完成數</text:p>
          </table:table-cell>
          <table:table-cell table:style-name="表格2.A11" office:value-type="string">
            <text:p text:style-name="P4">單位</text:p>
          </table:table-cell>
          <table:table-cell table:style-name="表格2.E11" office:value-type="string">
            <text:p text:style-name="P4">說明</text:p>
          </table:table-cell>
        </table:table-row>
        <table:table-row table:style-name="表格2.12">
          <table:table-cell table:style-name="表格2.A21" table:number-rows-spanned="10" office:value-type="string">
            <text:p text:style-name="P4">徵集、記錄與詮釋文化資源材料，並予以數位公共化</text:p>
          </table:table-cell>
          <table:table-cell table:style-name="表格2.B16" office:value-type="string">
            <text:p text:style-name="P4">盤點文化知識主題數</text:p>
          </table:table-cell>
          <table:table-cell table:style-name="表格2.C16" office:value-type="string">
            <text:p text:style-name="P4"/>
          </table:table-cell>
          <table:table-cell table:style-name="表格2.D16" office:value-type="string">
            <text:p text:style-name="P4">個主題</text:p>
          </table:table-cell>
          <table:table-cell table:style-name="表格2.E16" office:value-type="string">
            <text:p text:style-name="P7">請提供預計完成之主題數量，一個計畫可能由多個主題組成一個一個計畫性，除數量外請於此列舉說明。</text:p>
          </table:table-cell>
        </table:table-row>
        <table:table-row table:style-name="表格2.13">
          <table:covered-table-cell/>
          <table:table-cell table:style-name="表格2.B13" office:value-type="string">
            <text:p text:style-name="P4">合作交流單位數</text:p>
          </table:table-cell>
          <table:table-cell table:style-name="表格2.C13" office:value-type="string">
            <text:p text:style-name="P4"/>
          </table:table-cell>
          <table:table-cell table:style-name="表格2.D13" office:value-type="string">
            <text:p text:style-name="P4">個單位</text:p>
          </table:table-cell>
          <table:table-cell table:style-name="表格2.E13" office:value-type="string">
            <text:p text:style-name="P6">提供收存上預計合作的在<text:soft-page-break/>地單位數</text:p>
          </table:table-cell>
        </table:table-row>
        <table:table-row table:style-name="表格2.14">
          <table:covered-table-cell/>
          <table:table-cell table:style-name="表格2.B16" office:value-type="string">
            <text:p text:style-name="P4">團隊投入計畫人次</text:p>
          </table:table-cell>
          <table:table-cell table:style-name="表格2.C16" office:value-type="string">
            <text:p text:style-name="P4"/>
          </table:table-cell>
          <table:table-cell table:style-name="表格2.D16" office:value-type="string">
            <text:p text:style-name="P4">人次</text:p>
          </table:table-cell>
          <table:table-cell table:style-name="表格2.E16" office:value-type="string">
            <text:p text:style-name="P6">請提供工作團隊中參與資料採集人次</text:p>
          </table:table-cell>
        </table:table-row>
        <table:table-row table:style-name="表格2.15">
          <table:covered-table-cell/>
          <table:table-cell table:style-name="表格2.B16" office:value-type="string">
            <text:p text:style-name="P19">在地知識工作參與及在地擾動人次</text:p>
          </table:table-cell>
          <table:table-cell table:style-name="表格2.C16" office:value-type="string">
            <text:p text:style-name="P4"/>
          </table:table-cell>
          <table:table-cell table:style-name="表格2.D16" office:value-type="string">
            <text:p text:style-name="P4">人次</text:p>
          </table:table-cell>
          <table:table-cell table:style-name="表格2.E16" office:value-type="string">
            <text:p text:style-name="P6">請提供帶動在地參與相關行動人次。</text:p>
          </table:table-cell>
        </table:table-row>
        <table:table-row table:style-name="表格2.16">
          <table:covered-table-cell/>
          <table:table-cell table:style-name="表格2.B16" office:value-type="string">
            <text:p text:style-name="P4">受訪、受採集人次</text:p>
          </table:table-cell>
          <table:table-cell table:style-name="表格2.C16" office:value-type="string">
            <text:p text:style-name="P4"/>
          </table:table-cell>
          <table:table-cell table:style-name="表格2.D16" office:value-type="string">
            <text:p text:style-name="P4">人次</text:p>
          </table:table-cell>
          <table:table-cell table:style-name="表格2.E16" office:value-type="string">
            <text:p text:style-name="P7">請提供本案受訪相關人次</text:p>
          </table:table-cell>
        </table:table-row>
        <table:table-row table:style-name="表格2.17">
          <table:covered-table-cell/>
          <table:table-cell table:style-name="表格2.B17" office:value-type="string">
            <text:p text:style-name="P4">基礎資料盤點</text:p>
          </table:table-cell>
          <table:table-cell table:style-name="表格2.C17" office:value-type="string">
            <text:p text:style-name="P4"/>
          </table:table-cell>
          <table:table-cell table:style-name="表格2.D17" office:value-type="string">
            <text:p text:style-name="P4">筆</text:p>
          </table:table-cell>
          <table:table-cell table:style-name="表格2.E17" office:value-type="string">
            <text:p text:style-name="P6">盤點目前本案，相關基礎資料項目予以編目等作業。</text:p>
          </table:table-cell>
        </table:table-row>
        <table:table-row table:style-name="表格2.18">
          <table:covered-table-cell/>
          <table:table-cell table:style-name="表格2.B18" office:value-type="string">
            <text:p text:style-name="P4">數位化工作</text:p>
          </table:table-cell>
          <table:table-cell table:style-name="表格2.C18" office:value-type="string">
            <text:p text:style-name="P4"/>
          </table:table-cell>
          <table:table-cell table:style-name="表格2.D18" office:value-type="string">
            <text:p text:style-name="P4">筆</text:p>
          </table:table-cell>
          <table:table-cell table:style-name="表格2.E18" office:value-type="string">
            <text:p text:style-name="P6">本案預計數位化項目</text:p>
          </table:table-cell>
        </table:table-row>
        <table:table-row table:style-name="表格2.19">
          <table:covered-table-cell/>
          <table:table-cell table:style-name="表格2.B19" office:value-type="string">
            <text:p text:style-name="P4">詮釋著錄與上傳國家文化記憶庫</text:p>
          </table:table-cell>
          <table:table-cell table:style-name="表格2.C19" office:value-type="string">
            <text:p text:style-name="P4"/>
          </table:table-cell>
          <table:table-cell table:style-name="表格2.D19" office:value-type="string">
            <text:p text:style-name="P4">筆</text:p>
          </table:table-cell>
          <table:table-cell table:style-name="表格2.E19" office:value-type="string">
            <text:p text:style-name="P6">本案預計完成並上傳記憶庫之筆數</text:p>
          </table:table-cell>
        </table:table-row>
        <table:table-row table:style-name="表格2.20">
          <table:covered-table-cell/>
          <table:table-cell table:style-name="表格2.B20" office:value-type="string">
            <text:p text:style-name="P4">可公開瀏覽數位物件數</text:p>
          </table:table-cell>
          <table:table-cell table:style-name="表格2.C20" office:value-type="string">
            <text:p text:style-name="P4"/>
          </table:table-cell>
          <table:table-cell table:style-name="表格2.D20" office:value-type="string">
            <text:p text:style-name="P4">筆</text:p>
          </table:table-cell>
          <table:table-cell table:style-name="表格2.E20" office:value-type="string">
            <text:p text:style-name="P20">預計本案之公開瀏覽之數位物件數</text:p>
          </table:table-cell>
        </table:table-row>
        <table:table-row table:style-name="表格2.21">
          <table:covered-table-cell/>
          <table:table-cell table:style-name="表格2.B21" office:value-type="string">
            <text:p text:style-name="P4">可公眾開放CC-BY-NC以上數位物件數</text:p>
          </table:table-cell>
          <table:table-cell table:style-name="表格2.C21" office:value-type="string">
            <text:p text:style-name="P4"/>
          </table:table-cell>
          <table:table-cell table:style-name="表格2.D21" office:value-type="string">
            <text:p text:style-name="P4">筆</text:p>
          </table:table-cell>
          <table:table-cell table:style-name="表格2.E21" office:value-type="string">
            <text:p text:style-name="P6">預計可提供公眾授權之數位物件數</text:p>
          </table:table-cell>
        </table:table-row>
        <table:table-row table:style-name="表格2.22">
          <table:table-cell table:style-name="表格2.A28" table:number-rows-spanned="7" office:value-type="string">
            <text:p text:style-name="P4">推廣及培力群眾自主投入共創協作</text:p>
          </table:table-cell>
          <table:table-cell table:style-name="表格2.B23" office:value-type="string">
            <text:p text:style-name="P4">擴大參與、擾動總人次</text:p>
          </table:table-cell>
          <table:table-cell table:style-name="表格2.C23" office:value-type="string">
            <text:p text:style-name="P4"/>
          </table:table-cell>
          <table:table-cell table:style-name="表格2.D23" office:value-type="string">
            <text:p text:style-name="P4">人次</text:p>
          </table:table-cell>
          <table:table-cell table:style-name="表格2.E23" office:value-type="string">
            <text:p text:style-name="P6">從收存後發起相關行動擾動之在地人數</text:p>
          </table:table-cell>
        </table:table-row>
        <table:table-row table:style-name="表格2.23">
          <table:covered-table-cell/>
          <table:table-cell table:style-name="表格2.B23" office:value-type="string">
            <text:p text:style-name="P4">平臺服務建立</text:p>
          </table:table-cell>
          <table:table-cell table:style-name="表格2.C23" office:value-type="string">
            <text:p text:style-name="P4"/>
          </table:table-cell>
          <table:table-cell table:style-name="表格2.D23" office:value-type="string">
            <text:p text:style-name="P4">式</text:p>
          </table:table-cell>
          <table:table-cell table:style-name="表格2.E23" office:value-type="string">
            <text:p text:style-name="P6">培力及擴大參與相關平台建立數量，並請敘明相關成果。</text:p>
          </table:table-cell>
        </table:table-row>
        <table:table-row table:style-name="表格2.24">
          <table:covered-table-cell/>
          <table:table-cell table:style-name="表格2.B24" office:value-type="string">
            <text:p text:style-name="P4">培力機制發展</text:p>
          </table:table-cell>
          <table:table-cell table:style-name="表格2.C24" office:value-type="string">
            <text:p text:style-name="P4"/>
          </table:table-cell>
          <table:table-cell table:style-name="表格2.D24" office:value-type="string">
            <text:p text:style-name="P4">式</text:p>
          </table:table-cell>
          <table:table-cell table:style-name="表格2.E24" office:value-type="string">
            <text:p text:style-name="P20">發展出相關培力機制數量樣，並請敘明相關成果。</text:p>
          </table:table-cell>
        </table:table-row>
        <table:table-row table:style-name="表格2.25">
          <table:covered-table-cell/>
          <table:table-cell table:style-name="表格2.B25" office:value-type="string">
            <text:p text:style-name="P4">創新人才培力人次</text:p>
          </table:table-cell>
          <table:table-cell table:style-name="表格2.C25" office:value-type="string">
            <text:p text:style-name="P4"/>
          </table:table-cell>
          <table:table-cell table:style-name="表格2.D25" office:value-type="string">
            <text:p text:style-name="P4">人次</text:p>
          </table:table-cell>
          <table:table-cell table:style-name="表格2.E25" office:value-type="string">
            <text:p text:style-name="P20">發展相關培力（講座、工作坊）等人次，並請敘明相關成果。</text:p>
          </table:table-cell>
        </table:table-row>
        <table:table-row table:style-name="表格2.26">
          <table:covered-table-cell/>
          <table:table-cell table:style-name="表格2.B26" office:value-type="string">
            <text:p text:style-name="P4">創新人才培力活動</text:p>
          </table:table-cell>
          <table:table-cell table:style-name="表格2.C26" office:value-type="string">
            <text:p text:style-name="P4"/>
          </table:table-cell>
          <table:table-cell table:style-name="表格2.D26" office:value-type="string">
            <text:p text:style-name="P4">場次</text:p>
          </table:table-cell>
          <table:table-cell table:style-name="表格2.E26" office:value-type="string">
            <text:p text:style-name="P20">發展相關培力（講座、工作坊）等活動，並請敘明相關成果。</text:p>
          </table:table-cell>
        </table:table-row>
        <table:table-row table:style-name="表格2.27">
          <table:covered-table-cell/>
          <table:table-cell table:style-name="表格2.B30" office:value-type="string">
            <text:p text:style-name="P4">線上推廣活動數</text:p>
          </table:table-cell>
          <table:table-cell table:style-name="表格2.C30" office:value-type="string">
            <text:p text:style-name="P4"/>
          </table:table-cell>
          <table:table-cell table:style-name="表格2.D30" office:value-type="string">
            <text:p text:style-name="P5">場次</text:p>
          </table:table-cell>
          <table:table-cell table:style-name="表格2.E30" office:value-type="string">
            <text:p text:style-name="P26">辦理線上相關推廣活動、行動、發文等場次，並請敘明相關成果。</text:p>
          </table:table-cell>
        </table:table-row>
        <table:table-row table:style-name="表格2.28">
          <table:covered-table-cell/>
          <table:table-cell table:style-name="表格2.B30" office:value-type="string">
            <text:p text:style-name="P4">線上發布推廣觸及數</text:p>
          </table:table-cell>
          <table:table-cell table:style-name="表格2.C30" office:value-type="string">
            <text:p text:style-name="P4"/>
          </table:table-cell>
          <table:table-cell table:style-name="表格2.D30" office:value-type="string">
            <text:p text:style-name="P4">人次</text:p>
          </table:table-cell>
          <table:table-cell table:style-name="表格2.E30" office:value-type="string">
            <text:p text:style-name="P26">辦理線上相關推廣活動、行動，並請敘明相關成果。</text:p>
          </table:table-cell>
        </table:table-row>
        <table:table-row table:style-name="表格2.29">
          <table:table-cell table:style-name="表格2.A38" table:number-rows-spanned="10" office:value-type="string">
            <text:p text:style-name="Standard"><text:span text:style-name="T2">深度轉譯在地知識與文化記憶</text:span></text:p>
          </table:table-cell>
          <table:table-cell table:style-name="表格2.B30" office:value-type="string">
            <text:p text:style-name="P4">連結創意社群</text:p>
          </table:table-cell>
          <table:table-cell table:style-name="表格2.C30" office:value-type="string">
            <text:p text:style-name="P4"/>
          </table:table-cell>
          <table:table-cell table:style-name="表格2.D30" office:value-type="string">
            <text:p text:style-name="P4">社群數</text:p>
          </table:table-cell>
          <table:table-cell table:style-name="表格2.E30" office:value-type="string">
            <text:p text:style-name="P20">透過轉譯行動，串連之相關社群數，並請敘明相關成果。</text:p>
          </table:table-cell>
        </table:table-row>
        <table:table-row table:style-name="表格2.30">
          <table:covered-table-cell/>
          <table:table-cell table:style-name="表格2.B30" office:value-type="string">
            <text:p text:style-name="P4">主題故事包</text:p>
          </table:table-cell>
          <table:table-cell table:style-name="表格2.C30" office:value-type="string">
            <text:p text:style-name="P4"/>
          </table:table-cell>
          <table:table-cell table:style-name="表格2.D30" office:value-type="string">
            <text:p text:style-name="P4">包</text:p>
          </table:table-cell>
          <table:table-cell table:style-name="表格2.E30" office:value-type="string">
            <text:p text:style-name="P20">除數量外，請敘明相關成果。</text:p>
          </table:table-cell>
        </table:table-row>
        <table:table-row table:style-name="表格2.31">
          <table:covered-table-cell/>
          <table:table-cell table:style-name="表格2.B31" office:value-type="string">
            <text:p text:style-name="P4">發展展演活動</text:p>
          </table:table-cell>
          <table:table-cell table:style-name="表格2.C31" office:value-type="string">
            <text:p text:style-name="P4"/>
          </table:table-cell>
          <table:table-cell table:style-name="表格2.D31" office:value-type="string">
            <text:p text:style-name="P4">場</text:p>
          </table:table-cell>
          <table:table-cell table:style-name="表格2.E31" office:value-type="string">
            <text:p text:style-name="P20">除數量外，請敘明相關成果。</text:p>
          </table:table-cell>
        </table:table-row>
        <table:table-row table:style-name="表格2.32">
          <table:covered-table-cell/>
          <table:table-cell table:style-name="表格2.B32" office:value-type="string">
            <text:p text:style-name="P4">轉譯工作坊</text:p>
          </table:table-cell>
          <table:table-cell table:style-name="表格2.C32" office:value-type="string">
            <text:p text:style-name="P4"/>
          </table:table-cell>
          <table:table-cell table:style-name="表格2.D32" office:value-type="string">
            <text:p text:style-name="P4">場</text:p>
          </table:table-cell>
          <table:table-cell table:style-name="表格2.E32" office:value-type="string">
            <text:p text:style-name="P20">除數量外，請敘明相關成果。</text:p>
          </table:table-cell>
        </table:table-row>
        <table:table-row table:style-name="表格2.33">
          <table:covered-table-cell/>
          <table:table-cell table:style-name="表格2.B37" office:value-type="string">
            <text:p text:style-name="P4">教案產出</text:p>
          </table:table-cell>
          <table:table-cell table:style-name="表格2.C37" office:value-type="string">
            <text:p text:style-name="P4"/>
          </table:table-cell>
          <table:table-cell table:style-name="表格2.D37" office:value-type="string">
            <text:p text:style-name="P4">案</text:p>
          </table:table-cell>
          <table:table-cell table:style-name="表格2.E37" office:value-type="string">
            <text:p text:style-name="P20">除數量外，請敘明相關成果。</text:p>
          </table:table-cell>
        </table:table-row>
        <table:table-row table:style-name="表格2.34">
          <table:covered-table-cell/>
          <table:table-cell table:style-name="表格2.B37" office:value-type="string">
            <text:p text:style-name="P4">出版物</text:p>
          </table:table-cell>
          <table:table-cell table:style-name="表格2.C37" office:value-type="string">
            <text:p text:style-name="P4"/>
          </table:table-cell>
          <table:table-cell table:style-name="表格2.D37" office:value-type="string">
            <text:p text:style-name="P4">件</text:p>
          </table:table-cell>
          <table:table-cell table:style-name="表格2.E37" office:value-type="string">
            <text:p text:style-name="P20">除數量外，請敘明相關成果。</text:p>
          </table:table-cell>
        </table:table-row>
        <table:table-row table:style-name="表格2.35">
          <table:covered-table-cell/>
          <table:table-cell table:style-name="表格2.B37" office:value-type="string">
            <text:p text:style-name="P4">主題網站</text:p>
          </table:table-cell>
          <table:table-cell table:style-name="表格2.C37" office:value-type="string">
            <text:p text:style-name="P4"/>
          </table:table-cell>
          <table:table-cell table:style-name="表格2.D37" office:value-type="string">
            <text:p text:style-name="P4">站</text:p>
          </table:table-cell>
          <table:table-cell table:style-name="表格2.E37" office:value-type="string">
            <text:p text:style-name="P21">除數量外，請敘明相關成果。</text:p>
          </table:table-cell>
        </table:table-row>
        <table:table-row table:style-name="表格2.36">
          <table:covered-table-cell/>
          <table:table-cell table:style-name="表格2.B37" office:value-type="string">
            <text:p text:style-name="P4">加值應用開發</text:p>
          </table:table-cell>
          <table:table-cell table:style-name="表格2.C37" office:value-type="string">
            <text:p text:style-name="P4"/>
          </table:table-cell>
          <table:table-cell table:style-name="表格2.D37" office:value-type="string">
            <text:p text:style-name="P4">式</text:p>
          </table:table-cell>
          <table:table-cell table:style-name="表格2.E37" office:value-type="string">
            <text:p text:style-name="P21">除數量外，請敘明相關成果。</text:p>
          </table:table-cell>
        </table:table-row>
        <table:table-row table:style-name="表格2.37">
          <table:covered-table-cell/>
          <table:table-cell table:style-name="表格2.B37" office:value-type="string">
            <text:p text:style-name="P4">轉譯案件數</text:p>
          </table:table-cell>
          <table:table-cell table:style-name="表格2.C37" office:value-type="string">
            <text:p text:style-name="P4"/>
          </table:table-cell>
          <table:table-cell table:style-name="表格2.D37" office:value-type="string">
            <text:p text:style-name="P4">案</text:p>
          </table:table-cell>
          <table:table-cell table:style-name="表格2.E37" office:value-type="string">
            <text:p text:style-name="P21">除數量外，請敘明相關成果。</text:p>
          </table:table-cell>
        </table:table-row>
        <table:table-row table:style-name="表格2.38">
          <table:covered-table-cell/>
          <table:table-cell table:style-name="表格2.B38" office:value-type="string">
            <text:p text:style-name="P4">轉譯觸及數</text:p>
          </table:table-cell>
          <table:table-cell table:style-name="表格2.C38" office:value-type="string">
            <text:p text:style-name="P4"/>
          </table:table-cell>
          <table:table-cell table:style-name="表格2.D38" office:value-type="string">
            <text:p text:style-name="P4">人次</text:p>
          </table:table-cell>
          <table:table-cell table:style-name="表格2.E38" office:value-type="string">
            <text:p text:style-name="P6">如轉譯相關成果有線上發表，敬請彙整其觸及數。</text:p>
          </table:table-cell>
        </table:table-row>
        <table:table-row table:style-name="表格2.39">
          <table:table-cell table:style-name="表格2.A39" table:number-columns-spanned="5" office:value-type="string">
            <text:p text:style-name="P11"><text:span text:style-name="預設段落字型"><text:span text:style-name="T4">個案</text:span></text:span><text:span text:style-name="預設段落字型"><text:span text:style-name="T3">預期效益(自訂量化</text:span></text:span><text:span text:style-name="預設段落字型"><text:span text:style-name="T1">、</text:span></text:span><text:span text:style-name="預設段落字型"><text:span text:style-name="T3">質化指標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40">
          <table:table-cell table:style-name="表格2.A40" table:number-columns-spanned="5" office:value-type="string">
            <text:list xml:id="list154903373442000" text:continue-numbering="true" text:style-name="L1">
              <text:list-header>
                <text:p text:style-name="P32">量化指標<text:span text:style-name="T13">（請依照實際工作項目，計劃欲達成工作指標）</text:span></text:p>
              </text:list-header>
            </text:list>
            <table:table table:name="表格1" table:style-name="表格1">
              <table:table-column table:style-name="表格1.A"/>
              <table:table-column table:style-name="表格1.B"/>
              <table:table-column table:style-name="表格1.C"/>
              <table:table-column table:style-name="表格1.D"/>
              <table:table-row table:style-name="表格1.1">
                <table:table-cell table:style-name="表格1.A1" office:value-type="string">
                  <text:list xml:id="list154903921957722" text:continue-numbering="true" text:style-name="L1">
                    <text:list-header>
                      <text:p text:style-name="P23">量化項目</text:p>
                    </text:list-header>
                  </text:list>
                </table:table-cell>
                <table:table-cell table:style-name="表格1.A1" office:value-type="string">
                  <text:list xml:id="list154902953840475" text:continue-numbering="true" text:style-name="L1">
                    <text:list-header>
                      <text:p text:style-name="P24">預計完成數</text:p>
                    </text:list-header>
                  </text:list>
                </table:table-cell>
                <table:table-cell table:style-name="表格1.A1" office:value-type="string">
                  <text:list xml:id="list154903399465695" text:continue-numbering="true" text:style-name="L1">
                    <text:list-header>
                      <text:p text:style-name="P25">單位</text:p>
                    </text:list-header>
                  </text:list>
                </table:table-cell>
                <table:table-cell table:style-name="表格1.D1" office:value-type="string">
                  <text:list xml:id="list154903121813205" text:continue-numbering="true" text:style-name="L1">
                    <text:list-header>
                      <text:p text:style-name="P22">說明</text:p>
                    </text:list-header>
                  </text:list>
                </table:table-cell>
              </table:table-row>
              <table:table-row table:style-name="表格1.2">
                <table:table-cell table:style-name="表格1.A2" office:value-type="string">
                  <text:p text:style-name="P3"/>
                </table:table-cell>
                <table:table-cell table:style-name="表格1.A2" office:value-type="string">
                  <text:p text:style-name="P3"/>
                </table:table-cell>
                <table:table-cell table:style-name="表格1.A2" office:value-type="string">
                  <text:p text:style-name="P3"/>
                </table:table-cell>
                <table:table-cell table:style-name="表格1.D2" office:value-type="string">
                  <text:p text:style-name="P3"/>
                </table:table-cell>
              </table:table-row>
            </table:table>
            <text:list xml:id="list154903305507299" text:continue-numbering="true" text:style-name="L1">
              <text:list-header>
                <text:p text:style-name="P33">質化指標<text:span text:style-name="預設段落字型"><text:span text:style-name="T12">（如有不足請自行增列）</text:span></text:span>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1" svg:font-family="標楷體" style:font-family-generic="script"/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清單段落" style:family="paragraph" style:parent-style-name="Text_20_body">
      <style:paragraph-properties fo:margin-left="0.635cm" fo:margin-right="0cm" fo:line-height="0.706cm" fo:hyphenation-ladder-count="no-limit" fo:text-indent="0cm" style:auto-text-indent="false">
        <style:tab-stops/>
      </style:paragraph-properties>
      <style:text-properties style:font-name-asian="標楷體" style:font-family-asian="標楷體" style:font-family-generic-asian="script" style:font-pitch-asian="fixe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951cm" fo:margin-right="0cm" fo:hyphenation-ladder-count="no-limit" fo:text-indent="0.847cm" style:auto-text-indent="fals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4pt" fo:hyphenate="false" fo:hyphenation-remain-char-count="2" fo:hyphenation-push-char-count="2"/>
    </style:style>
    <style:style style:name="Numbering_20_Symbols" style:display-name="Numbering Symbols" style:family="text">
      <style:text-properties style:font-name-asian="標楷體" style:font-family-asian="標楷體" style:font-family-generic-asian="script" style:font-pitch-asian="fixed"/>
    </style:style>
    <style:style style:name="預設段落字型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劉 俊彥</meta:initial-creator>
    <meta:creation-date>2019-08-16T08:47:02.935000000</meta:creation-date>
    <dc:date>2019-08-23T15:49:01.727000000</dc:date>
    <meta:editing-duration>PT18H32M48S</meta:editing-duration>
    <meta:editing-cycles>10</meta:editing-cycles>
    <meta:generator>LibreOffice/6.2.5.2$Windows_X86_64 LibreOffice_project/1ec314fa52f458adc18c4f025c545a4e8b22c159</meta:generator>
    <meta:keyword>計畫摘要表 補助申請表單</meta:keyword>
    <dc:title>「文化部推動國家文化記憶庫計畫補助」計畫摘要表</dc:title>
    <dc:creator>劉 俊彥</dc:creator>
    <meta:printed-by>劉 俊彥</meta:printed-by>
    <meta:print-date>2019-08-23T14:50:29.029000000</meta:print-date>
    <meta:document-statistic meta:table-count="2" meta:image-count="0" meta:object-count="0" meta:page-count="3" meta:paragraph-count="118" meta:word-count="1232" meta:character-count="1257" meta:non-whitespace-character-count="1256"/>
  </office:meta>
</office:document-meta>
</file>